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5b2b" officeooo:paragraph-rsid="00145b2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5b2b" officeooo:paragraph-rsid="00145b2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933c" officeooo:paragraph-rsid="0015933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933c" officeooo:paragraph-rsid="001593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5b2b" officeooo:paragraph-rsid="00145b2b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normal" officeooo:rsid="0015933c" officeooo:paragraph-rsid="001593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933c" officeooo:paragraph-rsid="001593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5b2b" officeooo:paragraph-rsid="00145b2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45b2b" officeooo:paragraph-rsid="00145b2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5b2b" officeooo:paragraph-rsid="00145b2b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45b2b" officeooo:paragraph-rsid="00145b2b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45b2b" officeooo:paragraph-rsid="00145b2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</text:p>
      <text:p text:style-name="P3">José Carlos Soberanis Ramírez</text:p>
      <text:p text:style-name="P3">201730246</text:p>
      <text:p text:style-name="P4"/>
      <text:p text:style-name="P4">Datos técnicos del pc sobre el cual se desarrolló</text:p>
      <text:list xml:id="list29659829" text:style-name="L4">
        <text:list-item>
          <text:p text:style-name="P6">Procesador: Intel core i7 65000U de 2.5 GHz</text:p>
        </text:list-item>
        <text:list-item>
          <text:p text:style-name="P6">Ram: 5 Gb</text:p>
        </text:list-item>
        <text:list-item>
          <text:p text:style-name="P6">SO: kubuntu version 5.3.0-40 de 64 bits</text:p>
        </text:list-item>
      </text:list>
      <text:p text:style-name="P7"/>
      <text:p text:style-name="P2">Clases y estructuras</text:p>
      <text:p text:style-name="P2"/>
      <text:p text:style-name="P5">Para el proyecto se utilizaron dos estructuras y una clase. La clase se denomina Carta y las estructuras NodoPila y NodoLista descritas posteriormente.</text:p>
      <text:p text:style-name="P5"/>
      <text:p text:style-name="P8">Carta</text:p>
      <text:p text:style-name="P8"/>
      <text:list xml:id="list342287097" text:style-name="L1">
        <text:list-item>
          <text:p text:style-name="P10">Atributos</text:p>
          <text:list>
            <text:list-item>
              <text:p text:style-name="P10">Tipo: determina el tipo de la carta, si es de diamantes, corazones, picas o tréboles.</text:p>
            </text:list-item>
            <text:list-item>
              <text:p text:style-name="P10">Valor: determina el valor numérico de la carta, si es un as, un dos, tres, cuatro, …, doce o trece.</text:p>
            </text:list-item>
            <text:list-item>
              <text:p text:style-name="P10">Visible: atributo que utilizamos para saber si la carta está disponible a la vista por el usuario.</text:p>
            </text:list-item>
          </text:list>
        </text:list-item>
        <text:list-item>
          <text:p text:style-name="P10">Métodos</text:p>
          <text:list>
            <text:list-item>
              <text:p text:style-name="P10">Getters para cada uno de los respectivos atributos.</text:p>
            </text:list-item>
            <text:list-item>
              <text:p text:style-name="P10">Setters para cada uno de los respectivos atributos.</text:p>
            </text:list-item>
            <text:list-item>
              <text:p text:style-name="P10">EscribirCarta: este método sirve para mostrar en pantalla la carta y su respectivo representación, es decir, una carta tipo 0, y valor 1, se mostraría como “A&lt;&gt;” ya que representaría al As de diamantes.</text:p>
            </text:list-item>
          </text:list>
        </text:list-item>
      </text:list>
      <text:p text:style-name="P9"/>
      <text:p text:style-name="P8">NodoPila</text:p>
      <text:p text:style-name="P8"/>
      <text:list xml:id="list818304965" text:style-name="L2">
        <text:list-item>
          <text:p text:style-name="P11">Atributos</text:p>
          <text:list>
            <text:list-item>
              <text:p text:style-name="P11">Carta: guarda el valor de una carta en su respectivo espacio</text:p>
            </text:list-item>
            <text:list-item>
              <text:p text:style-name="P11">NodoPila*: guarda la ubicación del siguiente nodo al que se enlazará (puede llegar a ser nulo)</text:p>
            </text:list-item>
          </text:list>
        </text:list-item>
      </text:list>
      <text:p text:style-name="P9"/>
      <text:p text:style-name="P8">NodoLista</text:p>
      <text:p text:style-name="P8"/>
      <text:list xml:id="list3411100375" text:style-name="L3">
        <text:list-item>
          <text:p text:style-name="P12">Atributos</text:p>
          <text:list>
            <text:list-item>
              <text:p text:style-name="P12">NodoPila*: guarda el inicio de una pila</text:p>
            </text:list-item>
            <text:list-item>
              <text:p text:style-name="P12">NodoLista siguiente*: guarda la ubicación en la que se encuentra el siguiente nodo.</text:p>
            </text:list-item>
            <text:list-item>
              <text:p text:style-name="P12">NodoLista anterior*: guarda la ubicación en la que se encuentra el nodo anteri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3:40:17.753754667</meta:creation-date>
    <dc:date>2020-03-04T23:58:25.159484100</dc:date>
    <meta:editing-duration>PT19S</meta:editing-duration>
    <meta:editing-cycles>1</meta:editing-cycles>
    <meta:document-statistic meta:table-count="0" meta:image-count="0" meta:object-count="0" meta:page-count="1" meta:paragraph-count="27" meta:word-count="247" meta:character-count="1380" meta:non-whitespace-character-count="1178"/>
    <meta:generator>LibreOffice/6.0.7.3$Linux_X86_64 LibreOffice_project/00m0$Build-3</meta:generator>
  </office:meta>
</office:document-meta>
</file>